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255" officeooo:paragraph-rsid="00176255"/>
    </style:style>
    <style:style style:name="P2" style:family="paragraph" style:parent-style-name="Standard">
      <style:text-properties officeooo:rsid="00180bf3" officeooo:paragraph-rsid="00180bf3"/>
    </style:style>
    <style:style style:name="P3" style:family="paragraph" style:parent-style-name="Standard">
      <style:text-properties officeooo:rsid="001cd9d0" officeooo:paragraph-rsid="001cd9d0"/>
    </style:style>
    <style:style style:name="P4" style:family="paragraph" style:parent-style-name="Standard">
      <style:text-properties fo:color="#c9211e" officeooo:rsid="00176255" officeooo:paragraph-rsid="00176255"/>
    </style:style>
    <style:style style:name="P5" style:family="paragraph" style:parent-style-name="Standard">
      <style:text-properties officeooo:rsid="0019875d" officeooo:paragraph-rsid="0019875d"/>
    </style:style>
    <style:style style:name="P6" style:family="paragraph" style:parent-style-name="Standard">
      <style:text-properties officeooo:rsid="0021e1bd" officeooo:paragraph-rsid="0021e1bd"/>
    </style:style>
    <style:style style:name="T1" style:family="text">
      <style:text-properties officeooo:rsid="0018a01e"/>
    </style:style>
    <style:style style:name="T2" style:family="text">
      <style:text-properties officeooo:rsid="0018a92d"/>
    </style:style>
    <style:style style:name="T3" style:family="text">
      <style:text-properties officeooo:rsid="0019875d"/>
    </style:style>
    <style:style style:name="T4" style:family="text">
      <style:text-properties officeooo:rsid="001a808c"/>
    </style:style>
    <style:style style:name="T5" style:family="text">
      <style:text-properties officeooo:rsid="001b5f3e"/>
    </style:style>
    <style:style style:name="T6" style:family="text">
      <style:text-properties officeooo:rsid="001b859d"/>
    </style:style>
    <style:style style:name="T7" style:family="text">
      <style:text-properties officeooo:rsid="001cd9d0"/>
    </style:style>
    <style:style style:name="T8" style:family="text">
      <style:text-properties officeooo:rsid="001e16bc"/>
    </style:style>
    <style:style style:name="T9" style:family="text">
      <style:text-properties officeooo:rsid="001f04ae"/>
    </style:style>
    <style:style style:name="T10" style:family="text">
      <style:text-properties officeooo:rsid="001f67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rfrance : <text:span text:style-name="T1">candidature spontanée envoyée</text:span></text:p>
      <text:p text:style-name="P1">codione : <text:span text:style-name="T2">candidature par mail</text:span></text:p>
      <text:p text:style-name="P1">credit agricole : <text:span text:style-name="T3">trop chiant</text:span></text:p>
      <text:p text:style-name="P1">hutchinson : <text:span text:style-name="T3">candidature par mail + entretien stage dating</text:span></text:p>
      <text:p text:style-name="P4">ze company : <text:span text:style-name="T3">mail envoyé : refus </text:span></text:p>
      <text:p text:style-name="P1">login informatique : <text:span text:style-name="T4">site internet non trouvé</text:span></text:p>
      <text:p text:style-name="P1">leroy-somer : <text:span text:style-name="T5">bug du site</text:span></text:p>
      <text:p text:style-name="P1">otis (eventuellement) : <text:span text:style-name="T6">candidature spontanée sur le site </text:span></text:p>
      <text:p text:style-name="P1">srci : chartres</text:p>
      <text:p text:style-name="P4">krealab : <text:span text:style-name="T6">mail envoyé : refus </text:span></text:p>
      <text:p text:style-name="P1">novo nordisk production : <text:span text:style-name="T7">chartres</text:span></text:p>
      <text:p text:style-name="P1">societe generale : <text:span text:style-name="T8">rien dans le coin</text:span></text:p>
      <text:p text:style-name="P3">caisse d’épargne : postuler pour un stage </text:p>
      <text:p text:style-name="P1">delixir : <text:span text:style-name="T8">message envoyé</text:span></text:p>
      <text:p text:style-name="P1">inra : <text:span text:style-name="T8">pas de candidature spontanée et pas de stage en info</text:span></text:p>
      <text:p text:style-name="P1">dior (systemes et resaux) : <text:span text:style-name="T9">rien de trouvé dans l’informartique</text:span></text:p>
      <text:p text:style-name="P1">ads-com : <text:span text:style-name="T9">candidature spontanée </text:span></text:p>
      <text:p text:style-name="P2">lacour concept : <text:span text:style-name="T9">envoi d’une candidature</text:span></text:p>
      <text:p text:style-name="P2">siemens : ??</text:p>
      <text:p text:style-name="P2">antartic asa : <text:span text:style-name="T10">message envoyé</text:span></text:p>
      <text:p text:style-name="P5">ealis groupe : candidature par mail</text:p>
      <text:p text:style-name="P5"/>
      <text:p text:style-name="P6">antea (brgm)</text:p>
      <text:p text:style-name="P6">edf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28:43.031654597</meta:creation-date>
    <dc:date>2020-01-29T15:20:48.028404691</dc:date>
    <meta:editing-duration>PT16M44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23" meta:word-count="132" meta:character-count="786" meta:non-whitespace-character-count="671"/>
  </office:meta>
</office:document-meta>
</file>